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>
      <style:text-properties officeooo:paragraph-rsid="000deb33"/>
    </style:style>
    <style:style style:name="P3" style:family="paragraph" style:parent-style-name="Standard" style:list-style-name="L2">
      <style:text-properties officeooo:paragraph-rsid="000deb33"/>
    </style:style>
    <style:style style:name="P4" style:family="paragraph" style:parent-style-name="Standard" style:list-style-name="L3">
      <style:text-properties officeooo:paragraph-rsid="000deb33"/>
    </style:style>
    <style:style style:name="P5" style:family="paragraph" style:parent-style-name="Standard" style:list-style-name="L4">
      <style:text-properties officeooo:paragraph-rsid="000deb33"/>
    </style:style>
    <style:style style:name="T1" style:family="text">
      <style:text-properties officeooo:rsid="000deb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349cm" fo:margin-left="1.34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349cm" fo:margin-left="1.34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349cm" fo:margin-left="1.34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 tu Entorno de Escritorio </text:h>
      <text:list xml:id="list4061734308" text:style-name="L1">
        <text:list-item>
          <text:p text:style-name="P2">Configura el escritorio para mostrar los iconos de “Papelera” y “Red”. </text:p>
        </text:list-item>
        <text:list-item>
          <text:p text:style-name="P2">Desactiva la opción de ordenación automática de los iconos del escritorio (desde el menú contextual que aparece al hacer click derecho en el escritorio). </text:p>
        </text:list-item>
        <text:list-item>
          <text:p text:style-name="P2">Utilizando el gestor de software instala: </text:p>
        </text:list-item>
      </text:list>
      <text:list xml:id="list3300595196" text:style-name="L2">
        <text:list-item>
          <text:p text:style-name="P3">Chromium-browser, Stellarium y Gimp. Ábrelos para probar que funcionan. </text:p>
        </text:list-item>
        <text:list-item>
          <text:p text:style-name="P3">Instala otros dos programas de tu elección. </text:p>
        </text:list-item>
      </text:list>
      <text:list xml:id="list235918186454098" text:continue-list="list4061734308" text:style-name="L1">
        <text:list-item>
          <text:p text:style-name="P2">Añade iconos al escritorio: Terminal, tu navegador favorito (Firefox o Chromium-browser) y otro programa de tu elección. </text:p>
        </text:list-item>
        <text:list-item>
          <text:p text:style-name="P2">Añade a favoritos del menú de inicio los iconos de la Terminal y tu navegador favorito. </text:p>
        </text:list-item>
        <text:list-item>
          <text:p text:style-name="P2">Cambia las Preferencias (opciones disponibles en el menú de inicio): </text:p>
        </text:list-item>
      </text:list>
      <text:list text:style-name="L3">
        <text:list-item>
          <text:p text:style-name="P4">Visualización: Aumenta la resolución de pantalla para trabajar más cómodamente. </text:p>
        </text:list-item>
        <text:list-item>
          <text:p text:style-name="P4">Fondos: Cambia el fondo de escritorio. Elige uno de los disponibles o descarga alguna imagen de Internet. </text:p>
        </text:list-item>
        <text:list-item>
          <text:p text:style-name="P4">Temas: Cambia todas las opciones del Tema. Utiliza las que más te gusten. </text:p>
        </text:list-item>
        <text:list-item>
          <text:p text:style-name="P4">Detalles de la cuenta: Ponte una imagen de perfil. </text:p>
        </text:list-item>
        <text:list-item>
          <text:p text:style-name="P4">Fecha y hora: Mostrar fecha. </text:p>
        </text:list-item>
        <text:list-item>
          <text:p text:style-name="P4">Miniaplicaciones de escritorio: Añade al menos el reloj, simple system monitor y Note. También puedes añadir otros que te apetezca probar. Colócalos en un lugar adecuado (por ejemplo en una esquina o lateral de la pantalla). </text:p>
        </text:list-item>
        <text:list-item>
          <text:p text:style-name="P4">Salvapantallas: Configúralo para que al activarse muestre un mensaje motivador como por ejemplo “¡Tú puedes!” “¡A por ello!”, “¡Profe apruébame!”. </text:p>
        </text:list-item>
      </text:list>
      <text:list xml:id="list235918277115311" text:continue-list="list235918186454098" text:style-name="L1">
        <text:list-item>
          <text:p text:style-name="P2">Prueba los escritorios múltiples: </text:p>
        </text:list-item>
      </text:list>
      <text:list xml:id="list1104285323" text:style-name="L4">
        <text:list-item>
          <text:p text:style-name="P5">Cambia de escritorio con las teclas Ctrl + Alt + Flechas. </text:p>
        </text:list-item>
        <text:list-item>
          <text:p text:style-name="P5">Abre distintos programas en cada esctirorio para comprobar su funcionamiento. </text:p>
        </text:list-item>
        <text:list-item>
          <text:p text:style-name="P5">Mueve todos los programas al escritorio 1 (click derecho → Mover al Escritorio). </text:p>
        </text:list-item>
      </text:list>
      <text:list xml:id="list235918573443942" text:continue-list="list235918277115311" text:style-name="L1">
        <text:list-item>
          <text:p text:style-name="P2">Utiliza el gestor de actualizaciones para actualizar todo el sistema y los programas instalados (tal vez sea necesario reiniciar el equipo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23:47:57.911635795</meta:creation-date>
    <dc:date>2022-11-30T23:59:16.402279428</dc:date>
    <meta:editing-duration>PT46S</meta:editing-duration>
    <meta:editing-cycles>1</meta:editing-cycles>
    <meta:document-statistic meta:table-count="0" meta:image-count="0" meta:object-count="0" meta:page-count="1" meta:paragraph-count="21" meta:word-count="294" meta:character-count="1827" meta:non-whitespace-character-count="1554"/>
    <meta:generator>LibreOffice/7.4.2.3$Linux_X86_64 LibreOffice_project/40$Build-3</meta:generator>
  </office:meta>
</office:document-meta>
</file>